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6220694812975066428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3258461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2041989156084587730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forest (11t, boosting)</text:p>
          <text:list>
            <text:list-item>
              <text:p text:style-name="P7">(maxSplits = 10): 77,89%</text:p>
            </text:list-item>
            <text:list-item>
              <text:p text:style-name="P7">(maxSplits = 3): 79,47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<text:soft-page-break/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quadratic, autoscale = false): 78,95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  <text:list-item>
          <text:p text:style-name="P7">KNN</text:p>
          <text:list>
            <text:list-item>
              <text:p text:style-name="P7">(default – k=1,'euclidean','nearest'): 62,63%</text:p>
            </text:list-item>
            <text:list-item>
              <text:p text:style-name="P7">(k=3,'euclidean','nearest'): 67,89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73,16%</text:p>
            </text:list-item>
          </text:list>
        </text:list-item>
        <text:list-item>
          <text:p text:style-name="P7">LLC – works badly without dimension reduction</text:p>
          <text:list>
            <text:list-item>
              <text:p text:style-name="P7">(20 ft.): 70,00%</text:p>
            </text:list-item>
            <text:list-item>
              <text:p text:style-name="P7">(50 ft.): 74,<text:span text:style-name="T2">74</text:span>% (convergence problems)</text:p>
            </text:list-item>
            <text:list-item>
              <text:p text:style-name="P7">(75 ft.): 80,00% (convergence problems)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19T13:07:54.85</dc:date>
    <meta:editing-duration>P2DT10H49M47S</meta:editing-duration>
    <meta:editing-cycles>42</meta:editing-cycles>
    <meta:generator>OpenOffice/4.1.1$Win32 OpenOffice.org_project/411m6$Build-9775</meta:generator>
    <meta:document-statistic meta:table-count="0" meta:image-count="0" meta:object-count="0" meta:page-count="3" meta:paragraph-count="75" meta:word-count="472" meta:character-count="2850"/>
  </office:meta>
</office:document-meta>
</file>